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Cornwall">
            <text:p>Cornwall</text:p>
          </table:table-cell>
          <table:table-cell office:value-type="string" office:value="radiocarbon">
            <text:p>radiocarbon</text:p>
          </table:table-cell>
          <table:table-cell office:value-type="string" office:value="Q-2780">
            <text:p>Q-2780</text:p>
          </table:table-cell>
          <table:table-cell office:value-type="float" office:value="50.13">
            <text:p>50.13</text:p>
          </table:table-cell>
          <table:table-cell office:value-type="float" office:value="-5.48">
            <text:p>-5.48</text:p>
          </table:table-cell>
          <table:table-cell office:value-type="float" office:value="4380.0">
            <text:p>4380.0</text:p>
          </table:table-cell>
          <table:table-cell office:value-type="float" office:value="55.0">
            <text:p>5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06">
            <text:p>-7.0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Healy1995,ShennanEtal2018">
            <text:p>Healy1995,ShennanEtal2018</text:p>
          </table:table-cell>
        </table:table-row>
        <table:table-row>
          <table:table-cell office:value-type="string" office:value="Cornwall">
            <text:p>Cornwall</text:p>
          </table:table-cell>
          <table:table-cell office:value-type="string" office:value="radiocarbon">
            <text:p>radiocarbon</text:p>
          </table:table-cell>
          <table:table-cell office:value-type="string" office:value="Q-2778">
            <text:p>Q-2778</text:p>
          </table:table-cell>
          <table:table-cell office:value-type="float" office:value="50.13">
            <text:p>50.13</text:p>
          </table:table-cell>
          <table:table-cell office:value-type="float" office:value="-5.48">
            <text:p>-5.48</text:p>
          </table:table-cell>
          <table:table-cell office:value-type="float" office:value="1610.0">
            <text:p>1610.0</text:p>
          </table:table-cell>
          <table:table-cell office:value-type="float" office:value="40.0">
            <text:p>4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67">
            <text:p>-1.67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Healy1995,ShennanEtal2018">
            <text:p>Healy1995,ShennanEtal2018</text:p>
          </table:table-cell>
        </table:table-row>
        <table:table-row>
          <table:table-cell office:value-type="string" office:value="Cornwall">
            <text:p>Cornwall</text:p>
          </table:table-cell>
          <table:table-cell office:value-type="string" office:value="radiocarbon">
            <text:p>radiocarbon</text:p>
          </table:table-cell>
          <table:table-cell office:value-type="string" office:value="Q-2781">
            <text:p>Q-2781</text:p>
          </table:table-cell>
          <table:table-cell office:value-type="float" office:value="50.54">
            <text:p>50.54</text:p>
          </table:table-cell>
          <table:table-cell office:value-type="float" office:value="-4.83">
            <text:p>-4.83</text:p>
          </table:table-cell>
          <table:table-cell office:value-type="float" office:value="6460.0">
            <text:p>6460.0</text:p>
          </table:table-cell>
          <table:table-cell office:value-type="float" office:value="80.0">
            <text:p>8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12.7">
            <text:p>-12.7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Healy1999,ShennanEtal2018">
            <text:p>Healy1999,ShennanEtal2018</text:p>
          </table:table-cell>
        </table:table-row>
        <table:table-row>
          <table:table-cell office:value-type="string" office:value="Cornwall">
            <text:p>Cornwall</text:p>
          </table:table-cell>
          <table:table-cell office:value-type="string" office:value="radiocarbon">
            <text:p>radiocarbon</text:p>
          </table:table-cell>
          <table:table-cell office:value-type="string" office:value="Q-2777">
            <text:p>Q-2777</text:p>
          </table:table-cell>
          <table:table-cell office:value-type="float" office:value="50.13">
            <text:p>50.13</text:p>
          </table:table-cell>
          <table:table-cell office:value-type="float" office:value="-5.48">
            <text:p>-5.48</text:p>
          </table:table-cell>
          <table:table-cell office:value-type="float" office:value="5050.0">
            <text:p>5050.0</text:p>
          </table:table-cell>
          <table:table-cell office:value-type="float" office:value="80.0">
            <text:p>8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06">
            <text:p>-8.0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Healy1995,ShennanEtal2018">
            <text:p>Healy1995,ShennanEtal2018</text:p>
          </table:table-cell>
        </table:table-row>
        <table:table-row>
          <table:table-cell office:value-type="string" office:value="Cornwall">
            <text:p>Cornwall</text:p>
          </table:table-cell>
          <table:table-cell office:value-type="string" office:value="radiocarbon">
            <text:p>radiocarbon</text:p>
          </table:table-cell>
          <table:table-cell office:value-type="string" office:value="Q-2776">
            <text:p>Q-2776</text:p>
          </table:table-cell>
          <table:table-cell office:value-type="float" office:value="50.13">
            <text:p>50.13</text:p>
          </table:table-cell>
          <table:table-cell office:value-type="float" office:value="-5.48">
            <text:p>-5.48</text:p>
          </table:table-cell>
          <table:table-cell office:value-type="float" office:value="5100.0">
            <text:p>5100.0</text:p>
          </table:table-cell>
          <table:table-cell office:value-type="float" office:value="65.0">
            <text:p>6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81">
            <text:p>-6.8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Healy1995,ShennanEtal2018">
            <text:p>Healy1995,ShennanEtal2018</text:p>
          </table:table-cell>
        </table:table-row>
        <table:table-row>
          <table:table-cell office:value-type="string" office:value="Cornwall">
            <text:p>Cornwall</text:p>
          </table:table-cell>
          <table:table-cell office:value-type="string" office:value="radiocarbon">
            <text:p>radiocarbon</text:p>
          </table:table-cell>
          <table:table-cell office:value-type="string" office:value="Q-2775">
            <text:p>Q-2775</text:p>
          </table:table-cell>
          <table:table-cell office:value-type="float" office:value="50.13">
            <text:p>50.13</text:p>
          </table:table-cell>
          <table:table-cell office:value-type="float" office:value="-5.48">
            <text:p>-5.48</text:p>
          </table:table-cell>
          <table:table-cell office:value-type="float" office:value="1210.0">
            <text:p>1210.0</text:p>
          </table:table-cell>
          <table:table-cell office:value-type="float" office:value="40.0">
            <text:p>4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75">
            <text:p>-1.75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Healy1995,ShennanEtal2018">
            <text:p>Healy1995,ShennanEtal2018</text:p>
          </table:table-cell>
        </table:table-row>
        <table:table-row>
          <table:table-cell office:value-type="string" office:value="Cornwall">
            <text:p>Cornwall</text:p>
          </table:table-cell>
          <table:table-cell office:value-type="string" office:value="radiocarbon">
            <text:p>radiocarbon</text:p>
          </table:table-cell>
          <table:table-cell office:value-type="string" office:value="Q-2779">
            <text:p>Q-2779</text:p>
          </table:table-cell>
          <table:table-cell office:value-type="float" office:value="50.13">
            <text:p>50.13</text:p>
          </table:table-cell>
          <table:table-cell office:value-type="float" office:value="-5.48">
            <text:p>-5.48</text:p>
          </table:table-cell>
          <table:table-cell office:value-type="float" office:value="5420.0">
            <text:p>5420.0</text:p>
          </table:table-cell>
          <table:table-cell office:value-type="float" office:value="60.0">
            <text:p>6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7.88">
            <text:p>-7.88</text:p>
          </table:table-cell>
          <table:table-cell office:value-type="float" office:value="1.52">
            <text:p>1.52</text:p>
          </table:table-cell>
          <table:table-cell office:value-type="float" office:value="1.52">
            <text:p>1.52</text:p>
          </table:table-cell>
          <table:table-cell office:value-type="string" office:value="Healy1995,ShennanEtal2018">
            <text:p>Healy1995,ShennanEtal2018</text:p>
          </table:table-cell>
        </table:table-row>
        <table:table-row>
          <table:table-cell office:value-type="string" office:value="Cornwall">
            <text:p>Cornwall</text:p>
          </table:table-cell>
          <table:table-cell office:value-type="string" office:value="radiocarbon">
            <text:p>radiocarbon</text:p>
          </table:table-cell>
          <table:table-cell office:value-type="string" office:value="Q-2774">
            <text:p>Q-2774</text:p>
          </table:table-cell>
          <table:table-cell office:value-type="float" office:value="50.13">
            <text:p>50.13</text:p>
          </table:table-cell>
          <table:table-cell office:value-type="float" office:value="-5.48">
            <text:p>-5.48</text:p>
          </table:table-cell>
          <table:table-cell office:value-type="float" office:value="4395.0">
            <text:p>4395.0</text:p>
          </table:table-cell>
          <table:table-cell office:value-type="float" office:value="60.0">
            <text:p>6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63">
            <text:p>-7.6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Healy1995,ShennanEtal2018">
            <text:p>Healy1995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